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color</text:p>
          </table:table-cell>
          <table:table-cell office:value-type="string">
            <text:p>area</text:p>
          </table:table-cell>
          <table:table-cell table:number-columns-repeated="4"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186">
            <text:p>186</text:p>
          </table:table-cell>
          <table:table-cell office:value-type="float" office:value="220">
            <text:p>220</text:p>
          </table:table-cell>
          <table:table-cell office:value-type="float" office:value="126">
            <text:p>126</text:p>
          </table:table-cell>
          <table:table-cell office:value-type="float" office:value="244">
            <text:p>244</text:p>
          </table:table-cell>
          <table:table-cell office:value-type="float" office:value="193">
            <text:p>193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3875">
            <text:p>387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38">
            <text:p>138</text:p>
          </table:table-cell>
          <table:table-cell office:value-type="float" office:value="240">
            <text:p>240</text:p>
          </table:table-cell>
          <table:table-cell office:value-type="float" office:value="138">
            <text:p>138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5702">
            <text:p>570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195">
            <text:p>195</text:p>
          </table:table-cell>
          <table:table-cell office:value-type="float" office:value="87">
            <text:p>87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5967">
            <text:p>5967</text:p>
          </table:table-cell>
          <table:table-cell table:number-columns-repeated="3"/>
          <table:table-cell>
            <draw:frame table:end-cell-address="Sheet1.P19" table:end-x="0.5217in" table:end-y="0.1382in" draw:z-index="0" draw:style-name="gr1" svg:width="3.1492in" svg:height="2.7555in" svg:x="0.0398in" svg:y="0.0394in">
              <draw:object draw:notify-on-update-of-ranges="Sheet1.E10:Sheet1.E17 Sheet1.D10:Sheet1.D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4300">
            <text:p>4300</text:p>
          </table:table-cell>
          <table:table-cell table:number-columns-repeated="4"/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 office:value-type="float" office:value="192">
            <text:p>19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383">
            <text:p>3383</text:p>
          </table:table-cell>
          <table:table-cell table:number-columns-repeated="4"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171">
            <text:p>171</text:p>
          </table:table-cell>
          <table:table-cell office:value-type="float" office:value="33">
            <text:p>33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762">
            <text:p>2762</text:p>
          </table:table-cell>
          <table:table-cell table:number-columns-repeated="4"/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228">
            <text:p>122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/>
          <table:table-cell office:value-type="float" office:value="13.25">
            <text:p>13.25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 office:value-type="float" office:value="10.25">
            <text:p>10.25</text:p>
          </table:table-cell>
          <table:table-cell office:value-type="float" office:value="231">
            <text:p>231</text:p>
          </table:table-cell>
          <table:table-cell/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/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3">
            <text:p>203</text:p>
          </table:table-cell>
          <table:table-cell/>
          <table:table-cell office:value-type="float" office:value="19">
            <text:p>19</text:p>
          </table:table-cell>
          <table:table-cell office:value-type="float" office:value="135">
            <text:p>135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/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/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/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/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7/02/2010</text:date>, <text:time>12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ron Parker</meta:initial-creator>
    <meta:creation-date>2010-06-29T16:57:34</meta:creation-date>
    <dc:date>2010-07-02T12:28:46</dc:date>
    <dc:creator>Aaron Parker</dc:creator>
    <meta:editing-duration>PT39H08M50S</meta:editing-duration>
    <meta:editing-cycles>3</meta:editing-cycles>
    <meta:generator>OpenOffice.org/3.2$Linux OpenOffice.org_project/320m12$Build-9483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column-mapping="1 0" chart:style-name="ch1">
        <chart:legend chart:legend-position="end" svg:x="5.708cm" svg:y="2.554cm" chart:style-name="ch2"/>
        <chart:plot-area chart:style-name="ch3" table:cell-range-address="Sheet1.D10:Sheet1.E17" svg:x="0.16cm" svg:y="0.14cm" svg:width="5.38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7" chart:class="chart:scatter">
            <chart:domain table:cell-range-address="Sheet1.E10:Sheet1.E17"/>
            <chart:regression-curve chart:style-name="ch7">
              <chart:equation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4">
                <text:p text:id="Sheet1.E10:Sheet1.E17">224</text:p>
              </table:table-cell>
              <table:table-cell office:value-type="float" office:value="13.25">
                <text:p text:id="Sheet1.D10:Sheet1.D17">13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